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9448b" officeooo:paragraph-rsid="0019448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1</text:h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4:43:02.551460098</meta:creation-date>
    <dc:date>2023-02-22T04:44:41.963551414</dc:date>
    <meta:editing-duration>PT1M4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0.4.2$Linux_X86_64 LibreOffice_project/00$Build-2</meta:generator>
  </office:meta>
</office:document-meta>
</file>